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5e8ac7"/>
    </style:style>
    <style:style style:name="T5" style:family="text">
      <style:text-properties fo:color="#ce181e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rquivos Makefil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Compilação profissional de progra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curso sobre compilação profissional com arquivos Makefile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3"><text:span text:style-name="T2">Este curso é um oferecimento do Grupo de programação aplicada à geofísica (GPGEOF - UFPA). </text:span></text:p>
            <text:p text:style-name="P3"><text:span text:style-name="T2">Todo o material do curso foi produzido com objetivo educacional e pode ser reproduzido livremente.</text:span></text:p>
            <text:p text:style-name="P4"><text:span text:style-name="T1"/></text:p>
            <text:p text:style-name="P3"><text:span text:style-name="T2">Se inscreva no nosso canal no Youtube:</text:span></text:p>
            <text:p text:style-name="P3"><text:span text:style-name="T3">https://www.youtube.com/channel/UCi5XD5PCQtPrIRD0H_GJvag </text:span></text:p>
            <text:p text:style-name="P3"><text:span text:style-name="T3"/></text:p>
            <text:p text:style-name="P3"><text:span text:style-name="T2">Códigos disponíveis no Github:</text:span></text:p>
            <text:p text:style-name="P3"><text:span text:style-name="T3">https://www.github.com/Dirack</text:span></text:p>
            <text:p text:style-name="P3"><text:span text:style-name="T2"/></text:p>
            <text:p text:style-name="P3"><text:span text:style-name="T2">Prof.: Rodolfo André Cardoso Neves (Dirack)</text:span></text:p>
            <text:p text:style-name="P3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ÍNDICE</text:span>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3"><text:span text:style-name="T1"/></text:p>
            <text:p text:style-name="P4"><text:span text:style-name="T1">1. Apresentação sobre Makefile e Olá mundo! </text:span></text:p>
            <text:p text:style-name="P4"><text:span text:style-name="T1">2. Alvo ‘all’ e ‘make alvo’</text:span></text:p>
            <text:p text:style-name="P4"><text:span text:style-name="T1">3. Dependências</text:span></text:p>
            <text:p text:style-name="P4"><text:span text:style-name="T1">4. 3 Perguntas Makefile</text:span></text:p>
            <text:p text:style-name="P4"><text:span text:style-name="T1">5. Compilando módul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ilaçã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guagem compilada x Linguagem Interpretada.</text:p>
              </text:list-item>
              <text:list-item>
                <text:p>A máquina não entende português!</text:p>
              </text:list-item>
              <text:list-item>
                <text:p>Verificação de erros de sintaxe</text:p>
              </text:list-item>
              <text:list-item>
                <text:p>Erros de lógica? (Infelizmente não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retivas de compilação.</text:p>
              </text:list-item>
              <text:list-item>
                <text:p>Tabulação.</text:p>
              </text:list-item>
              <text:list-item>
                <text:p>Baseado em ‘Regras’ (‘alvo’, ‘dependência’ e ‘ação’).</text:p>
                <text:p/>
                <text:p><text:span text:style-name="T4">teste.x</text:span>:<text:tab/> <text:s text:c="7"/>teste.f90</text:p>
                <text:p><text:s text:c="8"/><text:span text:style-name="T5">gfortran teste.f90 -o teste.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vo ‘all’ e ‘make alvo’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all’ tem prioridade na execução.</text:p>
              </text:list-item>
              <text:list-item>
                <text:p>Basta digitar ‘make’ para executar ‘all’</text:p>
              </text:list-item>
              <text:list-item>
                <text:p>@ serve para execução silenciosa</text:p>
                <text:p/>
                <text:p># Exibir mensagem na tela</text:p>
                <text:p><text:span text:style-name="T4">all:</text:span></text:p>
                <text:p><text:s text:c="8"/><text:span text:style-name="T5">@echo “Olá mundo, Makefile!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pendênc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ma dependência é executada antes</text:p>
              </text:list-item>
              <text:list-item>
                <text:p>Exemplo, primeiro exibe ‘mensagem’ depois executa ‘all’ (Pois <text:span text:style-name="T6">‘all’ depende de ‘mensagem’</text:span>):</text:p>
                <text:p><text:span text:style-name="T4">all</text:span>:<text:tab/> <text:s text:c="7"/>mensagem</text:p>
                <text:p><text:s text:c="8"/><text:span text:style-name="T5">@echo “Executando alvo ‘all’...”</text:span></text:p>
                <text:p><text:span text:style-name="T4">mensagem:</text:span></text:p>
                <text:p><text:s text:c="8"/><text:span text:style-name="T5">@echo “Exibindo mensagem...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3 Perguntas 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vo: O que será produzido?</text:p>
              </text:list-item>
              <text:list-item>
                <text:p>Dependência: Do que eu preciso para produzir o Alvo?</text:p>
              </text:list-item>
              <text:list-item>
                <text:p>Comando: Como, a partir da Dependência, vou produzir o Alvo?</text:p>
                <text:p/>
                <text:p><text:span text:style-name="T4">Alvo</text:span>:<text:tab/> <text:s text:c="7"/>Dependência</text:p>
                <text:p><text:s text:c="8"/><text:span text:style-name="T5">Comand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ompilando programa com dependênci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4">programa.x</text:span>:<text:tab/> <text:s text:c="7"/>programa.f90 modulo.o</text:p>
                <text:p><text:s text:c="8"/><text:span text:style-name="T5">gfortran modulo.o programa.f90 -o </text:span><text:span text:style-name="T5">programa.x</text:span></text:p>
                <text:p><text:span text:style-name="T4">modulo.o:</text:span><text:span text:style-name="T5"><text:tab/></text:span><text:span text:style-name="T5"> <text:s text:c="7"/>modulo.f90</text:span></text:p>
                <text:p><text:s text:c="8"/><text:span text:style-name="T5">gfortran -c modulo.f90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49M55S</meta:editing-duration>
    <meta:editing-cycles>22</meta:editing-cycles>
    <meta:generator>LibreOffice/5.4.6.2$Linux_X86_64 LibreOffice_project/40m0$Build-2</meta:generator>
    <dc:date>2019-06-15T19:37:09.966055919</dc:date>
    <meta:document-statistic meta:object-count="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